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4" table:default-cell-style-name="Default"/>
        <table:table-row table:style-name="ro1">
          <table:table-cell office:value-type="float" office:value="-0.006176125" calcext:value-type="float">
            <text:p>-0.006176125</text:p>
          </table:table-cell>
          <table:table-cell office:value-type="float" office:value="0.99957775" calcext:value-type="float">
            <text:p>0.99957775</text:p>
          </table:table-cell>
          <table:table-cell office:value-type="float" office:value="-0.012741125" calcext:value-type="float">
            <text:p>-0.012741125</text:p>
          </table:table-cell>
          <table:table-cell office:value-type="float" office:value="0.002727125" calcext:value-type="float">
            <text:p>0.002727125</text:p>
          </table:table-cell>
        </table:table-row>
        <table:table-row table:style-name="ro1">
          <table:table-cell office:value-type="float" office:value="0.751331125" calcext:value-type="float">
            <text:p>0.751331125</text:p>
          </table:table-cell>
          <table:table-cell office:value-type="float" office:value="0.012880125" calcext:value-type="float">
            <text:p>0.012880125</text:p>
          </table:table-cell>
          <table:table-cell office:value-type="float" office:value="0.65911775" calcext:value-type="float">
            <text:p>0.65911775</text:p>
          </table:table-cell>
          <table:table-cell office:value-type="float" office:value="0.13247125" calcext:value-type="float">
            <text:p>0.13247125</text:p>
          </table:table-cell>
        </table:table-row>
        <table:table-row table:style-name="ro1">
          <table:table-cell office:value-type="float" office:value="0.659199875" calcext:value-type="float">
            <text:p>0.659199875</text:p>
          </table:table-cell>
          <table:table-cell office:value-type="float" office:value="-0.00555425" calcext:value-type="float">
            <text:p>-0.00555425</text:p>
          </table:table-cell>
          <table:table-cell office:value-type="float" office:value="-0.751129" calcext:value-type="float">
            <text:p>-0.751129</text:p>
          </table:table-cell>
          <table:table-cell office:value-type="float" office:value="1.034466125" calcext:value-type="float">
            <text:p>1.03446612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9">0000/00/00</text:date>, <text:time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1-19T14:50:57.668094638</meta:creation-date>
    <dc:date>2026-01-19T15:01:45.804131653</dc:date>
    <meta:editing-duration>PT27S</meta:editing-duration>
    <meta:editing-cycles>1</meta:editing-cycles>
    <meta:document-statistic meta:table-count="1" meta:cell-count="16" meta:object-count="0"/>
    <meta:generator>LibreOffice/6.4.7.2$Linux_X86_64 LibreOffice_project/40$Build-2</meta:generator>
  </office:meta>
</office:document-meta>
</file>